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36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292.77mm" svg:height="144.96mm" svg:x="72.66mm" svg:y="116.61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1" table:default-cell-style-name="ce16"/>
        <table:table-column table:style-name="co11" table:default-cell-style-name="Default"/>
        <table:table-column table:style-name="co15" table:default-cell-style-name="Default"/>
        <table:table-column table:style-name="co11" table:number-columns-repeated="995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8"/>
          <table:table-cell table:style-name="ce48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8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8"/>
          <table:covered-table-cell table:style-name="ce33"/>
          <table:table-cell table:style-name="ce36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8"/>
          <table:table-cell table:style-name="ce36" office:value-type="string" calcext:value-type="string" table:number-columns-spanned="4" table:number-rows-spanned="1">
            <text:p>Differenz zu Pariszielen</text:p>
          </table:table-cell>
          <table:covered-table-cell table:number-columns-repeated="3" table:style-name="ce48"/>
          <table:table-cell table:style-name="ce48"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sind linear vom 40% Prozent-Ziel 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9" table:number-columns-repeated="983"/>
          <table:table-cell table:number-columns-repeated="11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office:value-type="string" calcext:value-type="string">
            <text:p>basierend auf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20"/>
          <table:table-cell table:style-name="ce24"/>
          <table:table-cell table:style-name="ce26"/>
          <table:table-cell/>
          <table:table-cell table:style-name="ce20"/>
          <table:table-cell table:style-name="ce24"/>
          <table:table-cell table:style-name="ce26"/>
          <table:table-cell table:number-columns-repeated="995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office:value-type="string" calcext:value-type="string">
            <text:p>bisheriger Minderung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office:value-type="string" calcext:value-type="string">
            <text:p>pro Jahr: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formula="of:=([.E12]-[.E3])/27" office:value-type="float" office:value="-20.8518518518518" calcext:value-type="float">
            <text:p>-20,8518518518518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/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table:style-name="ce20"/>
          <table:table-cell table:style-name="ce24" office:value-type="string" calcext:value-type="string">
            <text:p>TODO; dafür nützlich: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style-name="ce24"/>
          <table:table-cell/>
          <table:table-cell table:style-name="ce20"/>
          <table:table-cell table:style-name="ce24" office:value-type="string" calcext:value-type="string">
            <text:p>TODO</text:p>
          </table:table-cell>
          <table:table-cell table:style-name="ce24"/>
          <table:table-cell table:number-columns-repeated="995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/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/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/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/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/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95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[.F$6] * ([.A13] - 1990) + [.E$3]" office:value-type="float" office:value="1933.1481481481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Schätzung basierend auf linearer Reduktion</text:p>
            </office:annotation>
            <text:p>1933,14814814815</text:p>
          </table:table-cell>
          <table:table-cell table:style-name="ce54" table:formula="of:=1 - ([.F13]/[.$E$3])" office:value-type="percentage" office:value="0.231963389690843" calcext:value-type="percentage">
            <text:p>23,20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[.F$6] * ([.A14] - 1990) + [.E$3]" office:value-type="float" office:value="1912.2962962963" calcext:value-type="float">
            <text:p>1912,2962962963</text:p>
          </table:table-cell>
          <table:table-cell table:style-name="ce54" table:formula="of:=1 - ([.F14]/[.$E$3])" office:value-type="percentage" office:value="0.240247796465516" calcext:value-type="percentage">
            <text:p>24,02 %</text:p>
          </table:table-cell>
          <table:table-cell table:style-name="ce15" office:value-type="float" office:value="310521" calcext:value-type="float">
            <office:annotation draw:style-name="gr5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Wohnberechtigte Bevölkerung der Stadt Münster am 30. Juni 2019; Quelle: <text:a xlink:href="https://www.stadt-muenster.de/stadtentwicklung/zahlen-daten-fakten.html" xlink:type="simple">https://www.stadt-muenster.de/stadtentwicklung/zahlen-daten-fakten.html</text:a></text:p>
              <text:p text:style-name="P2"/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/>
          <table:table-cell table:style-name="ce75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 table:number-columns-repeated="2"/>
          <table:table-cell table:style-name="ce10"/>
          <table:table-cell table:style-name="ce49"/>
          <table:table-cell table:style-name="ce50" table:formula="of:=[.F$6] * ([.A15] - 1990) + [.E$3]" office:value-type="float" office:value="1891.44444444444" calcext:value-type="float">
            <text:p>1891,44444444444</text:p>
          </table:table-cell>
          <table:table-cell table:style-name="ce54" table:formula="of:=1 - ([.F15]/[.$E$3])" office:value-type="percentage" office:value="0.248532203240189" calcext:value-type="percentage">
            <text:p>24,85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Lineare Schätzung basierend auf Prognose für 2025</text:p>
            </office:annotation>
            <text:p>313737,666666667</text:p>
          </table:table-cell>
          <table:table-cell table:style-name="ce4"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 table:style-name="ce75"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style-name="ce12" table:number-columns-repeated="3"/>
          <table:table-cell table:style-name="ce37"/>
          <table:table-cell table:style-name="ce12" table:number-columns-repeated="988"/>
          <table:table-cell table:number-columns-repeated="9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 table:number-columns-repeated="2"/>
          <table:table-cell/>
          <table:table-cell table:style-name="ce49"/>
          <table:table-cell table:style-name="ce50" table:formula="of:=[.F$6] * ([.A16] - 1990) + [.E$3]" office:value-type="float" office:value="1870.59259259259" calcext:value-type="float">
            <text:p>1870,59259259259</text:p>
          </table:table-cell>
          <table:table-cell table:style-name="ce54" table:formula="of:=1 - ([.F16]/[.$E$3])" office:value-type="percentage" office:value="0.256816610014862" calcext:value-type="percentage">
            <text:p>25,68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 table:number-columns-repeated="2"/>
          <table:table-cell/>
          <table:table-cell table:style-name="ce49"/>
          <table:table-cell table:style-name="ce50" table:formula="of:=[.F$6] * ([.A17] - 1990) + [.E$3]" office:value-type="float" office:value="1849.74074074074" calcext:value-type="float">
            <text:p>1849,74074074074</text:p>
          </table:table-cell>
          <table:table-cell table:style-name="ce54" table:formula="of:=1 - ([.F17]/[.$E$3])" office:value-type="percentage" office:value="0.265101016789535" calcext:value-type="percentage">
            <text:p>26,51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81"/>
          <table:table-cell table:number-columns-repeated="1001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table:number-columns-repeated="2"/>
          <table:table-cell/>
          <table:table-cell table:style-name="ce49"/>
          <table:table-cell table:style-name="ce50" table:formula="of:=[.F$6] * ([.A18] - 1990) + [.E$3]" office:value-type="float" office:value="1828.88888888889" calcext:value-type="float">
            <text:p>1828,88888888889</text:p>
          </table:table-cell>
          <table:table-cell table:style-name="ce54" table:formula="of:=1 - ([.F18]/[.$E$3])" office:value-type="percentage" office:value="0.273385423564208" calcext:value-type="percentage">
            <text:p>27,34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82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1001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 table:number-columns-repeated="2"/>
          <table:table-cell table:number-columns-repeated="2"/>
          <table:table-cell table:style-name="ce50" table:formula="of:=[.F$6] * ([.A19] - 1990) + [.E$3]" office:value-type="float" office:value="1808.03703703704" calcext:value-type="float">
            <text:p>1808,03703703704</text:p>
          </table:table-cell>
          <table:table-cell table:style-name="ce54" table:formula="of:=1 - ([.F19]/[.$E$3])" office:value-type="percentage" office:value="0.281669830338881" calcext:value-type="percentage">
            <text:p>28,17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1001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[.F$6] * ([.A20] - 1990) + [.E$3]" office:value-type="float" office:value="1787.18518518519" calcext:value-type="float">
            <text:p>1787,18518518519</text:p>
          </table:table-cell>
          <table:table-cell table:style-name="ce54" table:formula="of:=1 - ([.F20]/[.$E$3])" office:value-type="percentage" office:value="0.289954237113554" calcext:value-type="percentage">
            <text:p>29,00 %</text:p>
          </table:table-cell>
          <table:table-cell table:style-name="ce15" office:value-type="float" office:value="329821" calcext:value-type="float">
            <office:annotation draw:style-name="gr6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Mittelwert aus Bevölkerungsprognose Szenario 1 und 2; s. <text:a xlink:href="https://www.stadt-muenster.de/sessionnet/sessionnetbi/vo0050.php?__kvonr=2004040951" xlink:type="simple">https://www.stadt-muenster.de/sessionnet/sessionnetbi/vo0050.php?__kvonr=2004040951</text:a></text:p>
              <text:p text:style-name="P2"/>
            </office:annotation>
            <text:p>32982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83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 table:number-columns-repeated="999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[.F$6] * ([.A21] - 1990) + [.E$3]" office:value-type="float" office:value="1766.33333333333" calcext:value-type="float">
            <text:p>1766,33333333333</text:p>
          </table:table-cell>
          <table:table-cell table:style-name="ce54" table:formula="of:=1 - ([.F21]/[.$E$3])" office:value-type="percentage" office:value="0.298238643888227" calcext:value-type="percentage">
            <text:p>29,82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office:value-type="string" calcext:value-type="string">
            <text:p>also</text:p>
          </table:table-cell>
          <table:table-cell table:formula="of:=[.W20] * [.H14]" office:value-type="float" office:value="27304.5626197396" calcext:value-type="float">
            <text:p>27304,5626197396</text:p>
          </table:table-cell>
          <table:table-cell office:value-type="string" calcext:value-type="string">
            <text:p>tausend Tonnen für Münsteraner Bevölkerung</text:p>
          </table:table-cell>
          <table:table-cell table:number-columns-repeated="999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[.F$6] * ([.A22] - 1990) + [.E$3]" office:value-type="float" office:value="1745.48148148148" calcext:value-type="float">
            <text:p>1745,48148148148</text:p>
          </table:table-cell>
          <table:table-cell table:style-name="ce54" table:formula="of:=1 - ([.F22]/[.$E$3])" office:value-type="percentage" office:value="0.3065230506629" calcext:value-type="percentage">
            <text:p>30,65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3"/>
          <table:table-cell office:value-type="string" calcext:value-type="string">
            <text:p>bei geschätzter Minderungsrate verbraucht</text:p>
          </table:table-cell>
          <table:table-cell table:number-columns-repeated="1001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[.F$6] * ([.A23] - 1990) + [.E$3]" office:value-type="float" office:value="1724.62962962963" calcext:value-type="float">
            <text:p>1724,62962962963</text:p>
          </table:table-cell>
          <table:table-cell table:style-name="ce54" table:formula="of:=1 - ([.F23]/[.$E$3])" office:value-type="percentage" office:value="0.314807457437573" calcext:value-type="percentage">
            <text:p>31,48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[.F$6] * ([.A24] - 1990) + [.E$3]" office:value-type="float" office:value="1703.77777777778" calcext:value-type="float">
            <text:p>1703,77777777778</text:p>
          </table:table-cell>
          <table:table-cell table:style-name="ce54" table:formula="of:=1 - ([.F24]/[.$E$3])" office:value-type="percentage" office:value="0.323091864212246" calcext:value-type="percentage">
            <text:p>32,31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/>
          <table:table-cell table:style-name="ce15"/>
          <table:table-cell table:number-columns-repeated="3"/>
          <table:table-cell table:style-name="ce15"/>
          <table:table-cell table:number-columns-repeated="1005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[.F$6] * ([.A25] - 1990) + [.E$3]" office:value-type="float" office:value="1682.92592592593" calcext:value-type="float">
            <text:p>1682,92592592593</text:p>
          </table:table-cell>
          <table:table-cell table:style-name="ce54" table:formula="of:=1 - ([.F25]/[.$E$3])" office:value-type="percentage" office:value="0.331376270986918" calcext:value-type="percentage">
            <text:p>33,14 %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.00.0000</text:date>, <text:time style:data-style-name="N2" text:time-value="14:23:05.5143545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luth</meta:initial-creator>
    <meta:creation-date>2019-11-01T13:07:06.786804581</meta:creation-date>
    <dc:date>2019-11-04T17:03:37.735095097</dc:date>
    <dc:creator>Thomas Kluth</dc:creator>
    <meta:editing-duration>PT1H52M1S</meta:editing-duration>
    <meta:editing-cycles>7</meta:editing-cycles>
    <meta:generator>LibreOffice/6.2.8.2$Linux_X86_64 LibreOffice_project/20$Build-2</meta:generator>
    <meta:document-statistic meta:table-count="1" meta:cell-count="2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78cm" svg:height="14.497cm" xlink:href=".." xlink:type="simple" chart:class="chart:line" chart:style-name="ch1">
        <chart:legend chart:legend-position="end" svg:x="20.473cm" svg:y="6.202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585cm" svg:y="0.289cm" svg:width="19.303cm" svg:height="13.919cm">
          <chartooo:coordinate-region svg:x="1.577cm" svg:y="0.289cm" svg:width="18.311cm" svg:height="12.665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/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